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07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 Issue</text:p>
          </table:table-cell>
          <table:table-cell table:style-name="ce3" office:value-type="string" calcext:value-type="string">
            <text:p>2016-12-24</text:p>
          </table:table-cell>
          <table:table-cell table:style-name="ce3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# Pin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4.7K resistors can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6"/>
        <table:table-column table:style-name="co8" table:default-cell-style-name="ce10"/>
        <table:table-column table:style-name="co9" table:default-cell-style-name="ce10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9" office:value-type="string" calcext:value-type="string">
            <text:p>Identifier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# Pins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6" office:value-type="string" calcext:value-type="string">
            <text:p>8 MHz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6" office:value-type="string" calcext:value-type="string">
            <text:p>74LS0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6" office:value-type="string" calcext:value-type="string">
            <text:p>74LS06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6" office:value-type="string" calcext:value-type="string">
            <text:p>74LS04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6" office:value-type="float" office:value="68000" calcext:value-type="float">
            <text:p>68000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string" calcext:value-type="string">
            <text:p>14,49</text:p>
          </table:table-cell>
          <table:table-cell table:style-name="ce11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6" office:value-type="string" calcext:value-type="string">
            <text:p>74LS08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6" office:value-type="string" calcext:value-type="string">
            <text:p>74LS32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6" office:value-type="string" calcext:value-type="string">
            <text:p>74LS32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6" office:value-type="string" calcext:value-type="string">
            <text:p>74LS32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6" office:value-type="string" calcext:value-type="string">
            <text:p>HM62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6" office:value-type="string" calcext:value-type="string">
            <text:p>28C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6" office:value-type="string" calcext:value-type="string">
            <text:p>HM62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6" office:value-type="string" calcext:value-type="string">
            <text:p>28C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6" office:value-type="string" calcext:value-type="string">
            <text:p>HM62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6" office:value-type="string" calcext:value-type="string">
            <text:p>28C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6" office:value-type="string" calcext:value-type="string">
            <text:p>HM62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6" office:value-type="string" calcext:value-type="string">
            <text:p>28C6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6" office:value-type="string" calcext:value-type="string">
            <text:p>74LS2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6" office:value-type="string" calcext:value-type="string">
            <text:p>74LS74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6" office:value-type="string" calcext:value-type="string">
            <text:p>74LS16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6" office:value-type="string" calcext:value-type="string">
            <text:p>74LS16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6" office:value-type="string" calcext:value-type="string">
            <text:p>74LS74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6" office:value-type="string" calcext:value-type="string">
            <text:p>74LS26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6" office:value-type="string" calcext:value-type="string">
            <text:p>74LS26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6" office:value-type="string" calcext:value-type="string">
            <text:p>74LS138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6" office:value-type="string" calcext:value-type="string">
            <text:p>25LS2548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6" office:value-type="string" calcext:value-type="string">
            <text:p>74LS148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6" office:value-type="float" office:value="6850" calcext:value-type="float">
            <text:p>685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6" office:value-type="float" office:value="6850" calcext:value-type="float">
            <text:p>685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6" office:value-type="string" calcext:value-type="string">
            <text:p>MC14411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6" office:value-type="string" calcext:value-type="string">
            <text:p>74LS138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6" office:value-type="string" calcext:value-type="string">
            <text:p>74LS138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54:BOM.E8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00-00-00</text:date>, <text:time style:data-style-name="N2" text:time-value="18:18:28.071580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6T18:18:38.135836099</dc:date>
    <meta:editing-duration>PT2H58M21S</meta:editing-duration>
    <meta:editing-cycles>146</meta:editing-cycles>
    <meta:generator>LibreOffice/5.1.4.2$Linux_X86_64 LibreOffice_project/10m0$Build-2</meta:generator>
    <meta:print-date>2016-12-24T10:00:00.013584107</meta:print-date>
    <meta:document-statistic meta:table-count="2" meta:cell-count="540" meta:object-count="0"/>
  </office:meta>
</office:document-meta>
</file>